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33.76cm" svg:height="16.965cm" svg:x="4.622cm" svg:y="0.022cm">
            <draw:object draw:notify-on-update-of-ranges="Лист1.A1:Лист1.A102 Лист1.B1:Лист1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5660" calcext:value-type="float">
            <text:p>215660</text:p>
          </table:table-cell>
          <table:table-cell table:number-columns-repeated="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7000" calcext:value-type="float">
            <text:p>47000</text:p>
          </table:table-cell>
          <table:table-cell table:number-columns-repeated="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6860" calcext:value-type="float">
            <text:p>86860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3340" calcext:value-type="float">
            <text:p>83340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9900" calcext:value-type="float">
            <text:p>79900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6600" calcext:value-type="float">
            <text:p>76600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5050" calcext:value-type="float">
            <text:p>75050</text:p>
          </table:table-cell>
          <table:table-cell table:number-columns-repeated="2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4640" calcext:value-type="float">
            <text:p>104640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06450" calcext:value-type="float">
            <text:p>306450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7830" calcext:value-type="float">
            <text:p>267830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7840" calcext:value-type="float">
            <text:p>167840</text:p>
          </table:table-cell>
          <table:table-cell table:number-columns-repeated="2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2820" calcext:value-type="float">
            <text:p>62820</text:p>
          </table:table-cell>
          <table:table-cell table:number-columns-repeated="2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9250" calcext:value-type="float">
            <text:p>129250</text:p>
          </table:table-cell>
          <table:table-cell table:number-columns-repeated="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2140" calcext:value-type="float">
            <text:p>172140</text:p>
          </table:table-cell>
          <table:table-cell table:number-columns-repeated="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550" calcext:value-type="float">
            <text:p>93550</text:p>
          </table:table-cell>
          <table:table-cell table:number-columns-repeated="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33140" calcext:value-type="float">
            <text:p>133140</text:p>
          </table:table-cell>
          <table:table-cell table:number-columns-repeated="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0250" calcext:value-type="float">
            <text:p>160250</text:p>
          </table:table-cell>
          <table:table-cell table:number-columns-repeated="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34240" calcext:value-type="float">
            <text:p>134240</text:p>
          </table:table-cell>
          <table:table-cell table:number-columns-repeated="2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85900" calcext:value-type="float">
            <text:p>185900</text:p>
          </table:table-cell>
          <table:table-cell table:number-columns-repeated="20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76440" calcext:value-type="float">
            <text:p>176440</text:p>
          </table:table-cell>
          <table:table-cell table:number-columns-repeated="2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4460" calcext:value-type="float">
            <text:p>204460</text:p>
          </table:table-cell>
          <table:table-cell table:number-columns-repeated="2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08240" calcext:value-type="float">
            <text:p>208240</text:p>
          </table:table-cell>
          <table:table-cell table:number-columns-repeated="20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21540" calcext:value-type="float">
            <text:p>221540</text:p>
          </table:table-cell>
          <table:table-cell table:number-columns-repeated="2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37910" calcext:value-type="float">
            <text:p>237910</text:p>
          </table:table-cell>
          <table:table-cell table:number-columns-repeated="20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58530" calcext:value-type="float">
            <text:p>158530</text:p>
          </table:table-cell>
          <table:table-cell table:number-columns-repeated="20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85960" calcext:value-type="float">
            <text:p>185960</text:p>
          </table:table-cell>
          <table:table-cell table:number-columns-repeated="20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92380" calcext:value-type="float">
            <text:p>192380</text:p>
          </table:table-cell>
          <table:table-cell table:number-columns-repeated="2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50130" calcext:value-type="float">
            <text:p>250130</text:p>
          </table:table-cell>
          <table:table-cell table:number-columns-repeated="20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63910" calcext:value-type="float">
            <text:p>263910</text:p>
          </table:table-cell>
          <table:table-cell table:number-columns-repeated="20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348700" calcext:value-type="float">
            <text:p>348700</text:p>
          </table:table-cell>
          <table:table-cell table:number-columns-repeated="20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05780" calcext:value-type="float">
            <text:p>405780</text:p>
          </table:table-cell>
          <table:table-cell table:number-columns-repeated="20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353040" calcext:value-type="float">
            <text:p>353040</text:p>
          </table:table-cell>
          <table:table-cell table:number-columns-repeated="20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465020" calcext:value-type="float">
            <text:p>465020</text:p>
          </table:table-cell>
          <table:table-cell table:number-columns-repeated="20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479480" calcext:value-type="float">
            <text:p>479480</text:p>
          </table:table-cell>
          <table:table-cell table:number-columns-repeated="20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399580" calcext:value-type="float">
            <text:p>399580</text:p>
          </table:table-cell>
          <table:table-cell table:number-columns-repeated="20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700420" calcext:value-type="float">
            <text:p>700420</text:p>
          </table:table-cell>
          <table:table-cell table:number-columns-repeated="20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518280" calcext:value-type="float">
            <text:p>518280</text:p>
          </table:table-cell>
          <table:table-cell table:number-columns-repeated="20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556450" calcext:value-type="float">
            <text:p>556450</text:p>
          </table:table-cell>
          <table:table-cell table:number-columns-repeated="20"/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613270" calcext:value-type="float">
            <text:p>613270</text:p>
          </table:table-cell>
          <table:table-cell table:number-columns-repeated="20"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664980" calcext:value-type="float">
            <text:p>664980</text:p>
          </table:table-cell>
          <table:table-cell table:number-columns-repeated="20"/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704400" calcext:value-type="float">
            <text:p>704400</text:p>
          </table:table-cell>
          <table:table-cell table:number-columns-repeated="20"/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float" office:value="694300" calcext:value-type="float">
            <text:p>694300</text:p>
          </table:table-cell>
          <table:table-cell table:number-columns-repeated="20"/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718510" calcext:value-type="float">
            <text:p>718510</text:p>
          </table:table-cell>
          <table:table-cell table:number-columns-repeated="20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794870" calcext:value-type="float">
            <text:p>794870</text:p>
          </table:table-cell>
          <table:table-cell table:number-columns-repeated="20"/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float" office:value="802330" calcext:value-type="float">
            <text:p>802330</text:p>
          </table:table-cell>
          <table:table-cell table:number-columns-repeated="20"/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879250" calcext:value-type="float">
            <text:p>879250</text:p>
          </table:table-cell>
          <table:table-cell table:number-columns-repeated="20"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937140" calcext:value-type="float">
            <text:p>937140</text:p>
          </table:table-cell>
          <table:table-cell table:number-columns-repeated="20"/>
        </table:table-row>
        <table:table-row table:style-name="ro1">
          <table:table-cell office:value-type="float" office:value="9394" calcext:value-type="float">
            <text:p>9394</text:p>
          </table:table-cell>
          <table:table-cell office:value-type="float" office:value="1066680" calcext:value-type="float">
            <text:p>1066680</text:p>
          </table:table-cell>
          <table:table-cell table:number-columns-repeated="20"/>
        </table:table-row>
        <table:table-row table:style-name="ro1">
          <table:table-cell office:value-type="float" office:value="10333" calcext:value-type="float">
            <text:p>10333</text:p>
          </table:table-cell>
          <table:table-cell office:value-type="float" office:value="1181000" calcext:value-type="float">
            <text:p>1181000</text:p>
          </table:table-cell>
          <table:table-cell table:number-columns-repeated="20"/>
        </table:table-row>
        <table:table-row table:style-name="ro1">
          <table:table-cell office:value-type="float" office:value="11366" calcext:value-type="float">
            <text:p>11366</text:p>
          </table:table-cell>
          <table:table-cell office:value-type="float" office:value="1249230" calcext:value-type="float">
            <text:p>1249230</text:p>
          </table:table-cell>
          <table:table-cell table:number-columns-repeated="20"/>
        </table:table-row>
        <table:table-row table:style-name="ro1">
          <table:table-cell office:value-type="float" office:value="12502" calcext:value-type="float">
            <text:p>12502</text:p>
          </table:table-cell>
          <table:table-cell office:value-type="float" office:value="1437960" calcext:value-type="float">
            <text:p>1437960</text:p>
          </table:table-cell>
          <table:table-cell table:number-columns-repeated="20"/>
        </table:table-row>
        <table:table-row table:style-name="ro1">
          <table:table-cell office:value-type="float" office:value="13752" calcext:value-type="float">
            <text:p>13752</text:p>
          </table:table-cell>
          <table:table-cell office:value-type="float" office:value="1615330" calcext:value-type="float">
            <text:p>1615330</text:p>
          </table:table-cell>
          <table:table-cell table:number-columns-repeated="20"/>
        </table:table-row>
        <table:table-row table:style-name="ro1">
          <table:table-cell office:value-type="float" office:value="15127" calcext:value-type="float">
            <text:p>15127</text:p>
          </table:table-cell>
          <table:table-cell office:value-type="float" office:value="1717100" calcext:value-type="float">
            <text:p>1717100</text:p>
          </table:table-cell>
          <table:table-cell table:number-columns-repeated="20"/>
        </table:table-row>
        <table:table-row table:style-name="ro1">
          <table:table-cell office:value-type="float" office:value="16639" calcext:value-type="float">
            <text:p>16639</text:p>
          </table:table-cell>
          <table:table-cell office:value-type="float" office:value="1598020" calcext:value-type="float">
            <text:p>1598020</text:p>
          </table:table-cell>
          <table:table-cell table:number-columns-repeated="20"/>
        </table:table-row>
        <table:table-row table:style-name="ro1">
          <table:table-cell office:value-type="float" office:value="18302" calcext:value-type="float">
            <text:p>18302</text:p>
          </table:table-cell>
          <table:table-cell office:value-type="float" office:value="1893440" calcext:value-type="float">
            <text:p>1893440</text:p>
          </table:table-cell>
          <table:table-cell table:number-columns-repeated="20"/>
        </table:table-row>
        <table:table-row table:style-name="ro1">
          <table:table-cell office:value-type="float" office:value="20132" calcext:value-type="float">
            <text:p>20132</text:p>
          </table:table-cell>
          <table:table-cell office:value-type="float" office:value="2165330" calcext:value-type="float">
            <text:p>2165330</text:p>
          </table:table-cell>
          <table:table-cell table:number-columns-repeated="20"/>
        </table:table-row>
        <table:table-row table:style-name="ro1">
          <table:table-cell office:value-type="float" office:value="22145" calcext:value-type="float">
            <text:p>22145</text:p>
          </table:table-cell>
          <table:table-cell office:value-type="float" office:value="2250790" calcext:value-type="float">
            <text:p>2250790</text:p>
          </table:table-cell>
          <table:table-cell table:number-columns-repeated="20"/>
        </table:table-row>
        <table:table-row table:style-name="ro1">
          <table:table-cell office:value-type="float" office:value="24359" calcext:value-type="float">
            <text:p>24359</text:p>
          </table:table-cell>
          <table:table-cell office:value-type="float" office:value="2623400" calcext:value-type="float">
            <text:p>2623400</text:p>
          </table:table-cell>
          <table:table-cell table:number-columns-repeated="20"/>
        </table:table-row>
        <table:table-row table:style-name="ro1">
          <table:table-cell office:value-type="float" office:value="26794" calcext:value-type="float">
            <text:p>26794</text:p>
          </table:table-cell>
          <table:table-cell office:value-type="float" office:value="2936870" calcext:value-type="float">
            <text:p>2936870</text:p>
          </table:table-cell>
          <table:table-cell table:number-columns-repeated="20"/>
        </table:table-row>
        <table:table-row table:style-name="ro1">
          <table:table-cell office:value-type="float" office:value="29473" calcext:value-type="float">
            <text:p>29473</text:p>
          </table:table-cell>
          <table:table-cell office:value-type="float" office:value="3111050" calcext:value-type="float">
            <text:p>3111050</text:p>
          </table:table-cell>
          <table:table-cell table:number-columns-repeated="20"/>
        </table:table-row>
        <table:table-row table:style-name="ro1">
          <table:table-cell office:value-type="float" office:value="32420" calcext:value-type="float">
            <text:p>32420</text:p>
          </table:table-cell>
          <table:table-cell office:value-type="float" office:value="3085180" calcext:value-type="float">
            <text:p>3085180</text:p>
          </table:table-cell>
          <table:table-cell table:number-columns-repeated="20"/>
        </table:table-row>
        <table:table-row table:style-name="ro1">
          <table:table-cell office:value-type="float" office:value="35662" calcext:value-type="float">
            <text:p>35662</text:p>
          </table:table-cell>
          <table:table-cell office:value-type="float" office:value="3544560" calcext:value-type="float">
            <text:p>3544560</text:p>
          </table:table-cell>
          <table:table-cell table:number-columns-repeated="20"/>
        </table:table-row>
        <table:table-row table:style-name="ro1">
          <table:table-cell office:value-type="float" office:value="39228" calcext:value-type="float">
            <text:p>39228</text:p>
          </table:table-cell>
          <table:table-cell office:value-type="float" office:value="3993340" calcext:value-type="float">
            <text:p>3993340</text:p>
          </table:table-cell>
          <table:table-cell table:number-columns-repeated="20"/>
        </table:table-row>
        <table:table-row table:style-name="ro1">
          <table:table-cell office:value-type="float" office:value="43150" calcext:value-type="float">
            <text:p>43150</text:p>
          </table:table-cell>
          <table:table-cell office:value-type="float" office:value="4935410" calcext:value-type="float">
            <text:p>4935410</text:p>
          </table:table-cell>
          <table:table-cell table:number-columns-repeated="20"/>
        </table:table-row>
        <table:table-row table:style-name="ro1">
          <table:table-cell office:value-type="float" office:value="47465" calcext:value-type="float">
            <text:p>47465</text:p>
          </table:table-cell>
          <table:table-cell office:value-type="float" office:value="5027930" calcext:value-type="float">
            <text:p>5027930</text:p>
          </table:table-cell>
          <table:table-cell table:number-columns-repeated="20"/>
        </table:table-row>
        <table:table-row table:style-name="ro1">
          <table:table-cell office:value-type="float" office:value="52211" calcext:value-type="float">
            <text:p>52211</text:p>
          </table:table-cell>
          <table:table-cell office:value-type="float" office:value="5713200" calcext:value-type="float">
            <text:p>5713200</text:p>
          </table:table-cell>
          <table:table-cell table:number-columns-repeated="20"/>
        </table:table-row>
        <table:table-row table:style-name="ro1">
          <table:table-cell office:value-type="float" office:value="57432" calcext:value-type="float">
            <text:p>57432</text:p>
          </table:table-cell>
          <table:table-cell office:value-type="float" office:value="6401240" calcext:value-type="float">
            <text:p>6401240</text:p>
          </table:table-cell>
          <table:table-cell table:number-columns-repeated="20"/>
        </table:table-row>
        <table:table-row table:style-name="ro1">
          <table:table-cell office:value-type="float" office:value="63175" calcext:value-type="float">
            <text:p>63175</text:p>
          </table:table-cell>
          <table:table-cell office:value-type="float" office:value="6892250" calcext:value-type="float">
            <text:p>6892250</text:p>
          </table:table-cell>
          <table:table-cell table:number-columns-repeated="20"/>
        </table:table-row>
        <table:table-row table:style-name="ro1">
          <table:table-cell office:value-type="float" office:value="69492" calcext:value-type="float">
            <text:p>69492</text:p>
          </table:table-cell>
          <table:table-cell office:value-type="float" office:value="7667330" calcext:value-type="float">
            <text:p>7667330</text:p>
          </table:table-cell>
          <table:table-cell table:number-columns-repeated="20"/>
        </table:table-row>
        <table:table-row table:style-name="ro1">
          <table:table-cell office:value-type="float" office:value="76441" calcext:value-type="float">
            <text:p>76441</text:p>
          </table:table-cell>
          <table:table-cell office:value-type="float" office:value="10209760" calcext:value-type="float">
            <text:p>10209760</text:p>
          </table:table-cell>
          <table:table-cell table:number-columns-repeated="20"/>
        </table:table-row>
        <table:table-row table:style-name="ro1">
          <table:table-cell office:value-type="float" office:value="84085" calcext:value-type="float">
            <text:p>84085</text:p>
          </table:table-cell>
          <table:table-cell office:value-type="float" office:value="11507950" calcext:value-type="float">
            <text:p>11507950</text:p>
          </table:table-cell>
          <table:table-cell table:number-columns-repeated="20"/>
        </table:table-row>
        <table:table-row table:style-name="ro1">
          <table:table-cell office:value-type="float" office:value="92493" calcext:value-type="float">
            <text:p>92493</text:p>
          </table:table-cell>
          <table:table-cell office:value-type="float" office:value="10080720" calcext:value-type="float">
            <text:p>10080720</text:p>
          </table:table-cell>
          <table:table-cell table:number-columns-repeated="20"/>
        </table:table-row>
        <table:table-row table:style-name="ro1">
          <table:table-cell office:value-type="float" office:value="101742" calcext:value-type="float">
            <text:p>101742</text:p>
          </table:table-cell>
          <table:table-cell office:value-type="float" office:value="14505400" calcext:value-type="float">
            <text:p>14505400</text:p>
          </table:table-cell>
          <table:table-cell table:number-columns-repeated="20"/>
        </table:table-row>
        <table:table-row table:style-name="ro1">
          <table:table-cell office:value-type="float" office:value="111916" calcext:value-type="float">
            <text:p>111916</text:p>
          </table:table-cell>
          <table:table-cell office:value-type="float" office:value="15366590" calcext:value-type="float">
            <text:p>15366590</text:p>
          </table:table-cell>
          <table:table-cell table:number-columns-repeated="20"/>
        </table:table-row>
        <table:table-row table:style-name="ro1">
          <table:table-cell office:value-type="float" office:value="123107" calcext:value-type="float">
            <text:p>123107</text:p>
          </table:table-cell>
          <table:table-cell office:value-type="float" office:value="15765020" calcext:value-type="float">
            <text:p>15765020</text:p>
          </table:table-cell>
          <table:table-cell table:number-columns-repeated="20"/>
        </table:table-row>
        <table:table-row table:style-name="ro1">
          <table:table-cell office:value-type="float" office:value="135417" calcext:value-type="float">
            <text:p>135417</text:p>
          </table:table-cell>
          <table:table-cell office:value-type="float" office:value="26745140" calcext:value-type="float">
            <text:p>26745140</text:p>
          </table:table-cell>
          <table:table-cell table:number-columns-repeated="20"/>
        </table:table-row>
        <table:table-row table:style-name="ro1">
          <table:table-cell office:value-type="float" office:value="148958" calcext:value-type="float">
            <text:p>148958</text:p>
          </table:table-cell>
          <table:table-cell office:value-type="float" office:value="18464160" calcext:value-type="float">
            <text:p>18464160</text:p>
          </table:table-cell>
          <table:table-cell table:number-columns-repeated="20"/>
        </table:table-row>
        <table:table-row table:style-name="ro1">
          <table:table-cell office:value-type="float" office:value="163853" calcext:value-type="float">
            <text:p>163853</text:p>
          </table:table-cell>
          <table:table-cell office:value-type="float" office:value="20304370" calcext:value-type="float">
            <text:p>20304370</text:p>
          </table:table-cell>
          <table:table-cell table:number-columns-repeated="20"/>
        </table:table-row>
        <table:table-row table:style-name="ro1">
          <table:table-cell office:value-type="float" office:value="180238" calcext:value-type="float">
            <text:p>180238</text:p>
          </table:table-cell>
          <table:table-cell office:value-type="float" office:value="20784870" calcext:value-type="float">
            <text:p>20784870</text:p>
          </table:table-cell>
          <table:table-cell table:number-columns-repeated="20"/>
        </table:table-row>
        <table:table-row table:style-name="ro1">
          <table:table-cell office:value-type="float" office:value="198261" calcext:value-type="float">
            <text:p>198261</text:p>
          </table:table-cell>
          <table:table-cell office:value-type="float" office:value="23337090" calcext:value-type="float">
            <text:p>23337090</text:p>
          </table:table-cell>
          <table:table-cell table:number-columns-repeated="20"/>
        </table:table-row>
        <table:table-row table:style-name="ro1">
          <table:table-cell office:value-type="float" office:value="218087" calcext:value-type="float">
            <text:p>218087</text:p>
          </table:table-cell>
          <table:table-cell office:value-type="float" office:value="25230930" calcext:value-type="float">
            <text:p>25230930</text:p>
          </table:table-cell>
          <table:table-cell table:number-columns-repeated="20"/>
        </table:table-row>
        <table:table-row table:style-name="ro1">
          <table:table-cell office:value-type="float" office:value="239895" calcext:value-type="float">
            <text:p>239895</text:p>
          </table:table-cell>
          <table:table-cell office:value-type="float" office:value="28316710" calcext:value-type="float">
            <text:p>28316710</text:p>
          </table:table-cell>
          <table:table-cell table:number-columns-repeated="20"/>
        </table:table-row>
        <table:table-row table:style-name="ro1">
          <table:table-cell office:value-type="float" office:value="263884" calcext:value-type="float">
            <text:p>263884</text:p>
          </table:table-cell>
          <table:table-cell office:value-type="float" office:value="31081960" calcext:value-type="float">
            <text:p>31081960</text:p>
          </table:table-cell>
          <table:table-cell table:number-columns-repeated="20"/>
        </table:table-row>
        <table:table-row table:style-name="ro1">
          <table:table-cell office:value-type="float" office:value="290272" calcext:value-type="float">
            <text:p>290272</text:p>
          </table:table-cell>
          <table:table-cell office:value-type="float" office:value="34104070" calcext:value-type="float">
            <text:p>34104070</text:p>
          </table:table-cell>
          <table:table-cell table:number-columns-repeated="20"/>
        </table:table-row>
        <table:table-row table:style-name="ro1">
          <table:table-cell office:value-type="float" office:value="319299" calcext:value-type="float">
            <text:p>319299</text:p>
          </table:table-cell>
          <table:table-cell office:value-type="float" office:value="39382500" calcext:value-type="float">
            <text:p>39382500</text:p>
          </table:table-cell>
          <table:table-cell table:number-columns-repeated="20"/>
        </table:table-row>
        <table:table-row table:style-name="ro1">
          <table:table-cell office:value-type="float" office:value="351228" calcext:value-type="float">
            <text:p>351228</text:p>
          </table:table-cell>
          <table:table-cell office:value-type="float" office:value="44949710" calcext:value-type="float">
            <text:p>44949710</text:p>
          </table:table-cell>
          <table:table-cell table:number-columns-repeated="20"/>
        </table:table-row>
        <table:table-row table:style-name="ro1">
          <table:table-cell office:value-type="float" office:value="386350" calcext:value-type="float">
            <text:p>386350</text:p>
          </table:table-cell>
          <table:table-cell office:value-type="float" office:value="50056090" calcext:value-type="float">
            <text:p>50056090</text:p>
          </table:table-cell>
          <table:table-cell table:number-columns-repeated="20"/>
        </table:table-row>
        <table:table-row table:style-name="ro1">
          <table:table-cell office:value-type="float" office:value="424985" calcext:value-type="float">
            <text:p>424985</text:p>
          </table:table-cell>
          <table:table-cell office:value-type="float" office:value="56767800" calcext:value-type="float">
            <text:p>56767800</text:p>
          </table:table-cell>
          <table:table-cell table:number-columns-repeated="20"/>
        </table:table-row>
        <table:table-row table:style-name="ro1">
          <table:table-cell office:value-type="float" office:value="467483" calcext:value-type="float">
            <text:p>467483</text:p>
          </table:table-cell>
          <table:table-cell office:value-type="float" office:value="64597650" calcext:value-type="float">
            <text:p>64597650</text:p>
          </table:table-cell>
          <table:table-cell table:number-columns-repeated="20"/>
        </table:table-row>
        <table:table-row table:style-name="ro1">
          <table:table-cell office:value-type="float" office:value="514231" calcext:value-type="float">
            <text:p>514231</text:p>
          </table:table-cell>
          <table:table-cell office:value-type="float" office:value="88614320" calcext:value-type="float">
            <text:p>88614320</text:p>
          </table:table-cell>
          <table:table-cell table:number-columns-repeated="20"/>
        </table:table-row>
        <table:table-row table:style-name="ro1">
          <table:table-cell office:value-type="float" office:value="565654" calcext:value-type="float">
            <text:p>565654</text:p>
          </table:table-cell>
          <table:table-cell office:value-type="float" office:value="77178150" calcext:value-type="float">
            <text:p>77178150</text:p>
          </table:table-cell>
          <table:table-cell table:number-columns-repeated="20"/>
        </table:table-row>
        <table:table-row table:style-name="ro1">
          <table:table-cell office:value-type="float" office:value="622219" calcext:value-type="float">
            <text:p>622219</text:p>
          </table:table-cell>
          <table:table-cell office:value-type="float" office:value="80977530" calcext:value-type="float">
            <text:p>80977530</text:p>
          </table:table-cell>
          <table:table-cell table:number-columns-repeated="20"/>
        </table:table-row>
        <table:table-row table:style-name="ro1">
          <table:table-cell office:value-type="float" office:value="684440" calcext:value-type="float">
            <text:p>684440</text:p>
          </table:table-cell>
          <table:table-cell office:value-type="float" office:value="92162470" calcext:value-type="float">
            <text:p>92162470</text:p>
          </table:table-cell>
          <table:table-cell table:number-columns-repeated="20"/>
        </table:table-row>
        <table:table-row table:style-name="ro1">
          <table:table-cell office:value-type="float" office:value="752884" calcext:value-type="float">
            <text:p>752884</text:p>
          </table:table-cell>
          <table:table-cell office:value-type="float" office:value="104506950" calcext:value-type="float">
            <text:p>104506950</text:p>
          </table:table-cell>
          <table:table-cell table:number-columns-repeated="20"/>
        </table:table-row>
        <table:table-row table:style-name="ro1">
          <table:table-cell office:value-type="float" office:value="828172" calcext:value-type="float">
            <text:p>828172</text:p>
          </table:table-cell>
          <table:table-cell office:value-type="float" office:value="124712600" calcext:value-type="float">
            <text:p>124712600</text:p>
          </table:table-cell>
          <table:table-cell table:number-columns-repeated="20"/>
        </table:table-row>
        <table:table-row table:style-name="ro1">
          <table:table-cell office:value-type="float" office:value="910989" calcext:value-type="float">
            <text:p>910989</text:p>
          </table:table-cell>
          <table:table-cell office:value-type="float" office:value="128071020" calcext:value-type="float">
            <text:p>128071020</text:p>
          </table:table-cell>
          <table:table-cell table:number-columns-repeated="20"/>
        </table:table-row>
        <table:table-row table:style-name="ro1">
          <table:table-cell office:value-type="float" office:value="1002087" calcext:value-type="float">
            <text:p>1002087</text:p>
          </table:table-cell>
          <table:table-cell office:value-type="float" office:value="140029850" calcext:value-type="float">
            <text:p>140029850</text:p>
          </table:table-cell>
          <table:table-cell table:number-columns-repeated="20"/>
        </table:table-row>
        <table:table-row table:style-name="ro1">
          <table:table-cell office:value-type="float" office:value="1102295" calcext:value-type="float">
            <text:p>1102295</text:p>
          </table:table-cell>
          <table:table-cell office:value-type="float" office:value="154348390" calcext:value-type="float">
            <text:p>154348390</text:p>
          </table:table-cell>
          <table:table-cell table:number-columns-repeated="20"/>
        </table:table-row>
        <table:table-row table:style-name="ro1">
          <table:table-cell office:value-type="float" office:value="1212524" calcext:value-type="float">
            <text:p>1212524</text:p>
          </table:table-cell>
          <table:table-cell office:value-type="float" office:value="166749920" calcext:value-type="float">
            <text:p>166749920</text:p>
          </table:table-cell>
          <table:table-cell table:number-columns-repeated="20"/>
        </table:table-row>
        <table:table-row table:style-name="ro1">
          <table:table-cell office:value-type="float" office:value="1333776" calcext:value-type="float">
            <text:p>1333776</text:p>
          </table:table-cell>
          <table:table-cell office:value-type="float" office:value="186006150" calcext:value-type="float">
            <text:p>18600615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Task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Task</text:p>
          </table:table-cell>
          <table:table-cell table:number-columns-repeated="20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:test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:check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Deprecated</text:p>
          </table:table-cell>
          <table:table-cell office:value-type="string" calcext:value-type="string">
            <text:p>Gradl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build,</text:p>
          </table:table-cell>
          <table:table-cell office:value-type="string" calcext:value-type="string">
            <text:p>making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ncompatibl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Gradle</text:p>
          </table:table-cell>
          <table:table-cell office:value-type="string" calcext:value-type="string">
            <text:p>9.0.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'--warning-mode</text:p>
          </table:table-cell>
          <table:table-cell office:value-type="string" calcext:value-type="string">
            <text:p>all'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deprecation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etermine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script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lugins.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is,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ttps://docs.gradle.org/8.8/userguide/command_line_interface.html#sec:command_line_warning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Gradle</text:p>
          </table:table-cell>
          <table:table-cell office:value-type="string" calcext:value-type="string">
            <text:p>documentation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39s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tionable</text:p>
          </table:table-cell>
          <table:table-cell office:value-type="string" calcext:value-type="string">
            <text:p>task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ecuted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-to-date</text:p>
          </table:table-cell>
          <table:table-cell table:number-columns-repeated="15"/>
        </table:table-row>
        <table:table-row table:style-name="ro1">
          <table:table-cell table:style-name="ce1" office:value-type="time" office:time-value="PT20H16M45S" calcext:value-type="time">
            <text:p>20:16:4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'check'.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9:19:17.558000000</meta:creation-date>
    <dc:date>2024-09-12T20:18:41.277000000</dc:date>
    <meta:editing-duration>PT37M58S</meta:editing-duration>
    <meta:editing-cycles>1</meta:editing-cycles>
    <meta:document-statistic meta:table-count="1" meta:cell-count="269" meta:object-count="1"/>
    <meta:generator>LibreOffice/24.2.2.2$Windows_X86_64 LibreOffice_project/d56cc158d8a96260b836f100ef4b4ef25d6f1a0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761cm" svg:height="16.966cm" xlink:href=".." xlink:type="simple" chart:class="chart:line" chart:style-name="ch1">
        <chart:legend chart:legend-position="end" svg:x="30.639cm" svg:y="7.929cm" style:legend-expansion="high" chart:style-name="ch2"/>
        <chart:plot-area chart:style-name="ch3" table:cell-range-address="Лист1.A1:Лист1.B102" svg:x="0.675cm" svg:y="0.339cm" svg:width="29.289cm" svg:height="16.288cm">
          <chart:coordinate-region svg:x="2.725cm" svg:y="0.541cm" svg:width="27.239cm" svg:height="15.1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A1:Лист1.A102" chart:class="chart:line">
            <chart:data-point chart:repeated="102"/>
          </chart:series>
          <chart:series chart:style-name="ch7" chart:values-cell-range-address="Лист1.B1:Лист1.B102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Лист1.A1:Лист1.A102</svg:desc>
                </draw:g>
              </table:table-cell>
              <table:table-cell office:value-type="float" office:value="215660">
                <text:p>215660</text:p>
                <draw:g>
                  <svg:desc>Лист1.B1:Лист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47000">
                <text:p>47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86860">
                <text:p>868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">
                <text:p>146</text:p>
              </table:table-cell>
              <table:table-cell office:value-type="float" office:value="83340">
                <text:p>833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79900">
                <text:p>799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">
                <text:p>176</text:p>
              </table:table-cell>
              <table:table-cell office:value-type="float" office:value="76600">
                <text:p>76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">
                <text:p>193</text:p>
              </table:table-cell>
              <table:table-cell office:value-type="float" office:value="75050">
                <text:p>750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2">
                <text:p>212</text:p>
              </table:table-cell>
              <table:table-cell office:value-type="float" office:value="104640">
                <text:p>1046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3">
                <text:p>233</text:p>
              </table:table-cell>
              <table:table-cell office:value-type="float" office:value="306450">
                <text:p>306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267830">
                <text:p>2678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1">
                <text:p>281</text:p>
              </table:table-cell>
              <table:table-cell office:value-type="float" office:value="167840">
                <text:p>1678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">
                <text:p>309</text:p>
              </table:table-cell>
              <table:table-cell office:value-type="float" office:value="62820">
                <text:p>628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9">
                <text:p>339</text:p>
              </table:table-cell>
              <table:table-cell office:value-type="float" office:value="129250">
                <text:p>1292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2">
                <text:p>372</text:p>
              </table:table-cell>
              <table:table-cell office:value-type="float" office:value="172140">
                <text:p>172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9">
                <text:p>409</text:p>
              </table:table-cell>
              <table:table-cell office:value-type="float" office:value="93550">
                <text:p>935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9">
                <text:p>449</text:p>
              </table:table-cell>
              <table:table-cell office:value-type="float" office:value="133140">
                <text:p>1331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3">
                <text:p>493</text:p>
              </table:table-cell>
              <table:table-cell office:value-type="float" office:value="160250">
                <text:p>160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2">
                <text:p>542</text:p>
              </table:table-cell>
              <table:table-cell office:value-type="float" office:value="134240">
                <text:p>1342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6">
                <text:p>596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5">
                <text:p>655</text:p>
              </table:table-cell>
              <table:table-cell office:value-type="float" office:value="176440">
                <text:p>1764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0">
                <text:p>720</text:p>
              </table:table-cell>
              <table:table-cell office:value-type="float" office:value="204460">
                <text:p>2044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">
                <text:p>792</text:p>
              </table:table-cell>
              <table:table-cell office:value-type="float" office:value="208240">
                <text:p>2082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1">
                <text:p>871</text:p>
              </table:table-cell>
              <table:table-cell office:value-type="float" office:value="221540">
                <text:p>2215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8">
                <text:p>958</text:p>
              </table:table-cell>
              <table:table-cell office:value-type="float" office:value="237910">
                <text:p>2379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3">
                <text:p>1053</text:p>
              </table:table-cell>
              <table:table-cell office:value-type="float" office:value="158530">
                <text:p>1585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8">
                <text:p>1158</text:p>
              </table:table-cell>
              <table:table-cell office:value-type="float" office:value="185960">
                <text:p>1859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3">
                <text:p>1273</text:p>
              </table:table-cell>
              <table:table-cell office:value-type="float" office:value="192380">
                <text:p>1923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250130">
                <text:p>2501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0">
                <text:p>1540</text:p>
              </table:table-cell>
              <table:table-cell office:value-type="float" office:value="263910">
                <text:p>2639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94">
                <text:p>1694</text:p>
              </table:table-cell>
              <table:table-cell office:value-type="float" office:value="348700">
                <text:p>3487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63">
                <text:p>1863</text:p>
              </table:table-cell>
              <table:table-cell office:value-type="float" office:value="405780">
                <text:p>4057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49">
                <text:p>2049</text:p>
              </table:table-cell>
              <table:table-cell office:value-type="float" office:value="353040">
                <text:p>3530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53">
                <text:p>2253</text:p>
              </table:table-cell>
              <table:table-cell office:value-type="float" office:value="465020">
                <text:p>4650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78">
                <text:p>2478</text:p>
              </table:table-cell>
              <table:table-cell office:value-type="float" office:value="479480">
                <text:p>4794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5">
                <text:p>2725</text:p>
              </table:table-cell>
              <table:table-cell office:value-type="float" office:value="399580">
                <text:p>3995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7">
                <text:p>2997</text:p>
              </table:table-cell>
              <table:table-cell office:value-type="float" office:value="700420">
                <text:p>7004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96">
                <text:p>3296</text:p>
              </table:table-cell>
              <table:table-cell office:value-type="float" office:value="518280">
                <text:p>5182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25">
                <text:p>3625</text:p>
              </table:table-cell>
              <table:table-cell office:value-type="float" office:value="556450">
                <text:p>5564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87">
                <text:p>3987</text:p>
              </table:table-cell>
              <table:table-cell office:value-type="float" office:value="613270">
                <text:p>6132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85">
                <text:p>4385</text:p>
              </table:table-cell>
              <table:table-cell office:value-type="float" office:value="664980">
                <text:p>6649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23">
                <text:p>4823</text:p>
              </table:table-cell>
              <table:table-cell office:value-type="float" office:value="704400">
                <text:p>704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05">
                <text:p>5305</text:p>
              </table:table-cell>
              <table:table-cell office:value-type="float" office:value="694300">
                <text:p>6943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35">
                <text:p>5835</text:p>
              </table:table-cell>
              <table:table-cell office:value-type="float" office:value="718510">
                <text:p>7185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18">
                <text:p>6418</text:p>
              </table:table-cell>
              <table:table-cell office:value-type="float" office:value="794870">
                <text:p>7948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59">
                <text:p>7059</text:p>
              </table:table-cell>
              <table:table-cell office:value-type="float" office:value="802330">
                <text:p>8023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64">
                <text:p>7764</text:p>
              </table:table-cell>
              <table:table-cell office:value-type="float" office:value="879250">
                <text:p>8792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40">
                <text:p>8540</text:p>
              </table:table-cell>
              <table:table-cell office:value-type="float" office:value="937140">
                <text:p>9371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94">
                <text:p>9394</text:p>
              </table:table-cell>
              <table:table-cell office:value-type="float" office:value="1066680">
                <text:p>10666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333">
                <text:p>10333</text:p>
              </table:table-cell>
              <table:table-cell office:value-type="float" office:value="1181000">
                <text:p>1181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366">
                <text:p>11366</text:p>
              </table:table-cell>
              <table:table-cell office:value-type="float" office:value="1249230">
                <text:p>12492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02">
                <text:p>12502</text:p>
              </table:table-cell>
              <table:table-cell office:value-type="float" office:value="1437960">
                <text:p>14379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752">
                <text:p>13752</text:p>
              </table:table-cell>
              <table:table-cell office:value-type="float" office:value="1615330">
                <text:p>16153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127">
                <text:p>15127</text:p>
              </table:table-cell>
              <table:table-cell office:value-type="float" office:value="1717100">
                <text:p>1717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639">
                <text:p>16639</text:p>
              </table:table-cell>
              <table:table-cell office:value-type="float" office:value="1598020">
                <text:p>15980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302">
                <text:p>18302</text:p>
              </table:table-cell>
              <table:table-cell office:value-type="float" office:value="1893440">
                <text:p>18934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32">
                <text:p>20132</text:p>
              </table:table-cell>
              <table:table-cell office:value-type="float" office:value="2165330">
                <text:p>21653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145">
                <text:p>22145</text:p>
              </table:table-cell>
              <table:table-cell office:value-type="float" office:value="2250790">
                <text:p>22507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359">
                <text:p>24359</text:p>
              </table:table-cell>
              <table:table-cell office:value-type="float" office:value="2623400">
                <text:p>26234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794">
                <text:p>26794</text:p>
              </table:table-cell>
              <table:table-cell office:value-type="float" office:value="2936870">
                <text:p>29368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473">
                <text:p>29473</text:p>
              </table:table-cell>
              <table:table-cell office:value-type="float" office:value="3111050">
                <text:p>31110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420">
                <text:p>32420</text:p>
              </table:table-cell>
              <table:table-cell office:value-type="float" office:value="3085180">
                <text:p>30851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662">
                <text:p>35662</text:p>
              </table:table-cell>
              <table:table-cell office:value-type="float" office:value="3544560">
                <text:p>35445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228">
                <text:p>39228</text:p>
              </table:table-cell>
              <table:table-cell office:value-type="float" office:value="3993340">
                <text:p>39933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150">
                <text:p>43150</text:p>
              </table:table-cell>
              <table:table-cell office:value-type="float" office:value="4935410">
                <text:p>49354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465">
                <text:p>47465</text:p>
              </table:table-cell>
              <table:table-cell office:value-type="float" office:value="5027930">
                <text:p>50279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211">
                <text:p>52211</text:p>
              </table:table-cell>
              <table:table-cell office:value-type="float" office:value="5713200">
                <text:p>57132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432">
                <text:p>57432</text:p>
              </table:table-cell>
              <table:table-cell office:value-type="float" office:value="6401240">
                <text:p>64012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3175">
                <text:p>63175</text:p>
              </table:table-cell>
              <table:table-cell office:value-type="float" office:value="6892250">
                <text:p>68922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492">
                <text:p>69492</text:p>
              </table:table-cell>
              <table:table-cell office:value-type="float" office:value="7667330">
                <text:p>76673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441">
                <text:p>76441</text:p>
              </table:table-cell>
              <table:table-cell office:value-type="float" office:value="10209760">
                <text:p>102097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085">
                <text:p>84085</text:p>
              </table:table-cell>
              <table:table-cell office:value-type="float" office:value="11507950">
                <text:p>115079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493">
                <text:p>92493</text:p>
              </table:table-cell>
              <table:table-cell office:value-type="float" office:value="10080720">
                <text:p>100807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742">
                <text:p>101742</text:p>
              </table:table-cell>
              <table:table-cell office:value-type="float" office:value="14505400">
                <text:p>145054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1916">
                <text:p>111916</text:p>
              </table:table-cell>
              <table:table-cell office:value-type="float" office:value="15366590">
                <text:p>153665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107">
                <text:p>123107</text:p>
              </table:table-cell>
              <table:table-cell office:value-type="float" office:value="15765020">
                <text:p>157650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417">
                <text:p>135417</text:p>
              </table:table-cell>
              <table:table-cell office:value-type="float" office:value="26745140">
                <text:p>267451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958">
                <text:p>148958</text:p>
              </table:table-cell>
              <table:table-cell office:value-type="float" office:value="18464160">
                <text:p>184641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3853">
                <text:p>163853</text:p>
              </table:table-cell>
              <table:table-cell office:value-type="float" office:value="20304370">
                <text:p>203043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0238">
                <text:p>180238</text:p>
              </table:table-cell>
              <table:table-cell office:value-type="float" office:value="20784870">
                <text:p>207848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261">
                <text:p>198261</text:p>
              </table:table-cell>
              <table:table-cell office:value-type="float" office:value="23337090">
                <text:p>233370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087">
                <text:p>218087</text:p>
              </table:table-cell>
              <table:table-cell office:value-type="float" office:value="25230930">
                <text:p>252309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9895">
                <text:p>239895</text:p>
              </table:table-cell>
              <table:table-cell office:value-type="float" office:value="28316710">
                <text:p>283167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3884">
                <text:p>263884</text:p>
              </table:table-cell>
              <table:table-cell office:value-type="float" office:value="31081960">
                <text:p>310819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0272">
                <text:p>290272</text:p>
              </table:table-cell>
              <table:table-cell office:value-type="float" office:value="34104070">
                <text:p>341040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9299">
                <text:p>319299</text:p>
              </table:table-cell>
              <table:table-cell office:value-type="float" office:value="39382500">
                <text:p>39382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1228">
                <text:p>351228</text:p>
              </table:table-cell>
              <table:table-cell office:value-type="float" office:value="44949710">
                <text:p>449497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6350">
                <text:p>386350</text:p>
              </table:table-cell>
              <table:table-cell office:value-type="float" office:value="50056090">
                <text:p>500560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4985">
                <text:p>424985</text:p>
              </table:table-cell>
              <table:table-cell office:value-type="float" office:value="56767800">
                <text:p>567678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7483">
                <text:p>467483</text:p>
              </table:table-cell>
              <table:table-cell office:value-type="float" office:value="64597650">
                <text:p>645976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4231">
                <text:p>514231</text:p>
              </table:table-cell>
              <table:table-cell office:value-type="float" office:value="88614320">
                <text:p>886143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5654">
                <text:p>565654</text:p>
              </table:table-cell>
              <table:table-cell office:value-type="float" office:value="77178150">
                <text:p>771781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219">
                <text:p>622219</text:p>
              </table:table-cell>
              <table:table-cell office:value-type="float" office:value="80977530">
                <text:p>809775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4440">
                <text:p>684440</text:p>
              </table:table-cell>
              <table:table-cell office:value-type="float" office:value="92162470">
                <text:p>921624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2884">
                <text:p>752884</text:p>
              </table:table-cell>
              <table:table-cell office:value-type="float" office:value="104506950">
                <text:p>1045069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28172">
                <text:p>828172</text:p>
              </table:table-cell>
              <table:table-cell office:value-type="float" office:value="124712600">
                <text:p>1247126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0989">
                <text:p>910989</text:p>
              </table:table-cell>
              <table:table-cell office:value-type="float" office:value="128071020">
                <text:p>1280710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2087">
                <text:p>1002087</text:p>
              </table:table-cell>
              <table:table-cell office:value-type="float" office:value="140029850">
                <text:p>1400298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2295">
                <text:p>1102295</text:p>
              </table:table-cell>
              <table:table-cell office:value-type="float" office:value="154348390">
                <text:p>1543483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12524">
                <text:p>1212524</text:p>
              </table:table-cell>
              <table:table-cell office:value-type="float" office:value="166749920">
                <text:p>1667499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33776">
                <text:p>1333776</text:p>
              </table:table-cell>
              <table:table-cell office:value-type="float" office:value="186006150">
                <text:p>1860061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